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9.526cm" svg:height="9.032cm" svg:x="0.092cm" svg:y="10.326cm">
            <draw:object draw:notify-on-update-of-ranges="Hoja1.A2:Hoja1.A18 Hoja1.B1:Hoja1.B1 Hoja1.B2:Hoja1.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862cm" svg:height="9.272cm" svg:x="0.061cm" svg:y="20.532cm">
            <draw:object draw:notify-on-update-of-ranges="Hoja1.B2:Hoja1.B18 Hoja1.A2:Hoja1.A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549cm" svg:height="17.039cm" svg:x="21.72cm" svg:y="0.241cm">
            <draw:object draw:notify-on-update-of-ranges="Hoja1.C2:Hoja1.C18 Hoja1.A2:Hoja1.A18 Hoja1.H2:Hoja1.H18 Hoja1.H2:Hoja1.H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Distanci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1023-lectura</text:p>
          </table:table-cell>
          <table:table-cell table:style-name="Default" office:value-type="string" calcext:value-type="string">
            <text:p>Calculo de la aproximación</text:p>
          </table:table-cell>
          <table:table-cell table:style-name="Default" office:value-type="string" calcext:value-type="string">
            <text:p>% sobre la medida real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1024-[.B2]" office:value-type="float" office:value="993" calcext:value-type="float">
            <text:p>993</text:p>
          </table:table-cell>
          <table:table-cell table:formula="of:=396.7195258627*POWER([.C2];-0.834590297)" office:value-type="float" office:value="1.25100432988049" calcext:value-type="float">
            <text:p>1,25</text:p>
          </table:table-cell>
          <table:table-cell table:formula="of:=([.D2]-[.A2])/[.A2]" office:value-type="percentage" office:value="0.251004329880492" calcext:value-type="percentage">
            <text:p>25,10%</text:p>
          </table:table-cell>
          <table:table-cell table:formula="of:=396.72*POWER(1023-[.B2];-0.83459)" office:value-type="float" office:value="1.25206080034166" calcext:value-type="float">
            <text:p>1,25</text:p>
          </table:table-cell>
          <table:table-cell table:formula="of:=([.A2]-[.F2])/[.A2]" office:value-type="percentage" office:value="-0.252060800341663" calcext:value-type="percentage">
            <text:p>-25,21%</text:p>
          </table:table-cell>
          <table:table-cell table:formula="of:=[.F2]-[.A2]" office:value-type="float" office:value="0.252060800341663" calcext:value-type="float">
            <text:p>0,2520608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table:formula="of:=1024-[.B3]" office:value-type="float" office:value="732" calcext:value-type="float">
            <text:p>732</text:p>
          </table:table-cell>
          <table:table-cell table:formula="of:=396.7195258627*POWER([.C3];-0.834590297)" office:value-type="float" office:value="1.61357970311327" calcext:value-type="float">
            <text:p>1,61</text:p>
          </table:table-cell>
          <table:table-cell table:formula="of:=([.D3]-[.A3])/[.A3]" office:value-type="percentage" office:value="-0.193210148443363" calcext:value-type="percentage">
            <text:p>-19,32%</text:p>
          </table:table-cell>
          <table:table-cell table:formula="of:=396.72*POWER(1023-[.B3];-0.83459)" office:value-type="float" office:value="1.61542683004966" calcext:value-type="float">
            <text:p>1,62</text:p>
          </table:table-cell>
          <table:table-cell table:formula="of:=([.A3]-[.F3])/[.A3]" office:value-type="percentage" office:value="0.192286584975172" calcext:value-type="percentage">
            <text:p>19,23%</text:p>
          </table:table-cell>
          <table:table-cell table:formula="of:=[.F3]-[.A3]" office:value-type="float" office:value="-0.384573169950344" calcext:value-type="float">
            <text:p>-0,3845731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04" calcext:value-type="float">
            <text:p>504</text:p>
          </table:table-cell>
          <table:table-cell table:formula="of:=1024-[.B4]" office:value-type="float" office:value="520" calcext:value-type="float">
            <text:p>520</text:p>
          </table:table-cell>
          <table:table-cell table:formula="of:=396.7195258627*POWER([.C4];-0.834590297)" office:value-type="float" office:value="2.14651307890975" calcext:value-type="float">
            <text:p>2,15</text:p>
          </table:table-cell>
          <table:table-cell table:formula="of:=([.D4]-[.A4])/[.A4]" office:value-type="percentage" office:value="-0.1413947684361" calcext:value-type="percentage">
            <text:p>-14,14%</text:p>
          </table:table-cell>
          <table:table-cell table:formula="of:=396.72*POWER(1023-[.B4];-0.83459)" office:value-type="float" office:value="2.14997084230597" calcext:value-type="float">
            <text:p>2,15</text:p>
          </table:table-cell>
          <table:table-cell table:formula="of:=([.A4]-[.F4])/[.A4]" office:value-type="percentage" office:value="0.14001166307761" calcext:value-type="percentage">
            <text:p>14,00%</text:p>
          </table:table-cell>
          <table:table-cell table:formula="of:=[.F4]-[.A4]" office:value-type="float" office:value="-0.350029157694025" calcext:value-type="float">
            <text:p>-0,3500291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table:formula="of:=1024-[.B5]" office:value-type="float" office:value="371" calcext:value-type="float">
            <text:p>371</text:p>
          </table:table-cell>
          <table:table-cell table:formula="of:=396.7195258627*POWER([.C5];-0.834590297)" office:value-type="float" office:value="2.84517537949826" calcext:value-type="float">
            <text:p>2,85</text:p>
          </table:table-cell>
          <table:table-cell table:formula="of:=([.D5]-[.A5])/[.A5]" office:value-type="percentage" office:value="-0.0516082068339125" calcext:value-type="percentage">
            <text:p>-5,16%</text:p>
          </table:table-cell>
          <table:table-cell table:formula="of:=396.72*POWER(1023-[.B5];-0.83459)" office:value-type="float" office:value="2.85160008111062" calcext:value-type="float">
            <text:p>2,85</text:p>
          </table:table-cell>
          <table:table-cell table:formula="of:=([.A5]-[.F5])/[.A5]" office:value-type="percentage" office:value="0.0494666396297931" calcext:value-type="percentage">
            <text:p>4,95%</text:p>
          </table:table-cell>
          <table:table-cell table:formula="of:=[.F5]-[.A5]" office:value-type="float" office:value="-0.148399918889379" calcext:value-type="float">
            <text:p>-0,1483999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table:formula="of:=1024-[.B6]" office:value-type="float" office:value="244" calcext:value-type="float">
            <text:p>244</text:p>
          </table:table-cell>
          <table:table-cell table:formula="of:=396.7195258627*POWER([.C6];-0.834590297)" office:value-type="float" office:value="4.03637206668324" calcext:value-type="float">
            <text:p>4,04</text:p>
          </table:table-cell>
          <table:table-cell table:formula="of:=([.D6]-[.A6])/[.A6]" office:value-type="percentage" office:value="0.0090930166708092" calcext:value-type="percentage">
            <text:p>0,91%</text:p>
          </table:table-cell>
          <table:table-cell table:formula="of:=396.72*POWER(1023-[.B6];-0.83459)" office:value-type="float" office:value="4.05024183703271" calcext:value-type="float">
            <text:p>4,05</text:p>
          </table:table-cell>
          <table:table-cell table:formula="of:=([.A6]-[.F6])/[.A6]" office:value-type="percentage" office:value="-0.0125604592581778" calcext:value-type="percentage">
            <text:p>-1,26%</text:p>
          </table:table-cell>
          <table:table-cell table:formula="of:=[.F6]-[.A6]" office:value-type="float" office:value="0.0502418370327113" calcext:value-type="float">
            <text:p>0,050241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9" calcext:value-type="float">
            <text:p>849</text:p>
          </table:table-cell>
          <table:table-cell table:formula="of:=1024-[.B7]" office:value-type="float" office:value="175" calcext:value-type="float">
            <text:p>175</text:p>
          </table:table-cell>
          <table:table-cell table:formula="of:=396.7195258627*POWER([.C7];-0.834590297)" office:value-type="float" office:value="5.32679256630997" calcext:value-type="float">
            <text:p>5,33</text:p>
          </table:table-cell>
          <table:table-cell table:formula="of:=([.D7]-[.A7])/[.A7]" office:value-type="percentage" office:value="0.0653585132619931" calcext:value-type="percentage">
            <text:p>6,54%</text:p>
          </table:table-cell>
          <table:table-cell table:formula="of:=396.72*POWER(1023-[.B7];-0.83459)" office:value-type="float" office:value="5.35234498596437" calcext:value-type="float">
            <text:p>5,35</text:p>
          </table:table-cell>
          <table:table-cell table:formula="of:=([.A7]-[.F7])/[.A7]" office:value-type="percentage" office:value="-0.0704689971928739" calcext:value-type="percentage">
            <text:p>-7,05%</text:p>
          </table:table-cell>
          <table:table-cell table:formula="of:=[.F7]-[.A7]" office:value-type="float" office:value="0.352344985964369" calcext:value-type="float">
            <text:p>0,352344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0" calcext:value-type="float">
            <text:p>890</text:p>
          </table:table-cell>
          <table:table-cell table:formula="of:=1024-[.B8]" office:value-type="float" office:value="134" calcext:value-type="float">
            <text:p>134</text:p>
          </table:table-cell>
          <table:table-cell table:formula="of:=396.7195258627*POWER([.C8];-0.834590297)" office:value-type="float" office:value="6.6561415760792" calcext:value-type="float">
            <text:p>6,66</text:p>
          </table:table-cell>
          <table:table-cell table:formula="of:=([.D8]-[.A8])/[.A8]" office:value-type="percentage" office:value="0.109356929346533" calcext:value-type="percentage">
            <text:p>10,94%</text:p>
          </table:table-cell>
          <table:table-cell table:formula="of:=396.72*POWER(1023-[.B8];-0.83459)" office:value-type="float" office:value="6.69790146568503" calcext:value-type="float">
            <text:p>6,70</text:p>
          </table:table-cell>
          <table:table-cell table:formula="of:=([.A8]-[.F8])/[.A8]" office:value-type="percentage" office:value="-0.116316910947504" calcext:value-type="percentage">
            <text:p>-11,63%</text:p>
          </table:table-cell>
          <table:table-cell table:formula="of:=[.F8]-[.A8]" office:value-type="float" office:value="0.697901465685026" calcext:value-type="float">
            <text:p>0,6979014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4" calcext:value-type="float">
            <text:p>914</text:p>
          </table:table-cell>
          <table:table-cell table:formula="of:=1024-[.B9]" office:value-type="float" office:value="110" calcext:value-type="float">
            <text:p>110</text:p>
          </table:table-cell>
          <table:table-cell table:formula="of:=396.7195258627*POWER([.C9];-0.834590297)" office:value-type="float" office:value="7.84796484295613" calcext:value-type="float">
            <text:p>7,85</text:p>
          </table:table-cell>
          <table:table-cell table:formula="of:=([.D9]-[.A9])/[.A9]" office:value-type="percentage" office:value="0.121137834708018" calcext:value-type="percentage">
            <text:p>12,11%</text:p>
          </table:table-cell>
          <table:table-cell table:formula="of:=396.72*POWER(1023-[.B9];-0.83459)" office:value-type="float" office:value="7.90803011247888" calcext:value-type="float">
            <text:p>7,91</text:p>
          </table:table-cell>
          <table:table-cell table:formula="of:=([.A9]-[.F9])/[.A9]" office:value-type="percentage" office:value="-0.129718587496983" calcext:value-type="percentage">
            <text:p>-12,97%</text:p>
          </table:table-cell>
          <table:table-cell table:formula="of:=[.F9]-[.A9]" office:value-type="float" office:value="0.90803011247888" calcext:value-type="float">
            <text:p>0,9080301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7" calcext:value-type="float">
            <text:p>927</text:p>
          </table:table-cell>
          <table:table-cell table:formula="of:=1024-[.B10]" office:value-type="float" office:value="97" calcext:value-type="float">
            <text:p>97</text:p>
          </table:table-cell>
          <table:table-cell table:formula="of:=396.7195258627*POWER([.C10];-0.834590297)" office:value-type="float" office:value="8.71652067205243" calcext:value-type="float">
            <text:p>8,72</text:p>
          </table:table-cell>
          <table:table-cell table:formula="of:=([.D10]-[.A10])/[.A10]" office:value-type="percentage" office:value="0.0895650840065538" calcext:value-type="percentage">
            <text:p>8,96%</text:p>
          </table:table-cell>
          <table:table-cell table:formula="of:=396.72*POWER(1023-[.B10];-0.83459)" office:value-type="float" office:value="8.79225644846559" calcext:value-type="float">
            <text:p>8,79</text:p>
          </table:table-cell>
          <table:table-cell table:formula="of:=([.A10]-[.F10])/[.A10]" office:value-type="percentage" office:value="-0.0990320560581985" calcext:value-type="percentage">
            <text:p>-9,90%</text:p>
          </table:table-cell>
          <table:table-cell table:formula="of:=[.F10]-[.A10]" office:value-type="float" office:value="0.792256448465588" calcext:value-type="float">
            <text:p>0,79225644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9" calcext:value-type="float">
            <text:p>939</text:p>
          </table:table-cell>
          <table:table-cell table:formula="of:=1024-[.B11]" office:value-type="float" office:value="85" calcext:value-type="float">
            <text:p>85</text:p>
          </table:table-cell>
          <table:table-cell table:formula="of:=396.7195258627*POWER([.C11];-0.834590297)" office:value-type="float" office:value="9.73216048680877" calcext:value-type="float">
            <text:p>9,73</text:p>
          </table:table-cell>
          <table:table-cell table:formula="of:=([.D11]-[.A11])/[.A11]" office:value-type="percentage" office:value="0.081351165200974" calcext:value-type="percentage">
            <text:p>8,14%</text:p>
          </table:table-cell>
          <table:table-cell table:formula="of:=396.72*POWER(1023-[.B11];-0.83459)" office:value-type="float" office:value="9.82878524311672" calcext:value-type="float">
            <text:p>9,83</text:p>
          </table:table-cell>
          <table:table-cell table:formula="of:=([.A11]-[.F11])/[.A11]" office:value-type="percentage" office:value="-0.0920872492351912" calcext:value-type="percentage">
            <text:p>-9,21%</text:p>
          </table:table-cell>
          <table:table-cell table:formula="of:=[.F11]-[.A11]" office:value-type="float" office:value="0.828785243116721" calcext:value-type="float">
            <text:p>0,8287852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7" calcext:value-type="float">
            <text:p>947</text:p>
          </table:table-cell>
          <table:table-cell table:formula="of:=1024-[.B12]" office:value-type="float" office:value="77" calcext:value-type="float">
            <text:p>77</text:p>
          </table:table-cell>
          <table:table-cell table:formula="of:=396.7195258627*POWER([.C12];-0.834590297)" office:value-type="float" office:value="10.5690687185345" calcext:value-type="float">
            <text:p>10,57</text:p>
          </table:table-cell>
          <table:table-cell table:formula="of:=([.D12]-[.A12])/[.A12]" office:value-type="percentage" office:value="0.0569068718534473" calcext:value-type="percentage">
            <text:p>5,69%</text:p>
          </table:table-cell>
          <table:table-cell table:formula="of:=396.72*POWER(1023-[.B12];-0.83459)" office:value-type="float" office:value="10.6850332831879" calcext:value-type="float">
            <text:p>10,69</text:p>
          </table:table-cell>
          <table:table-cell table:formula="of:=([.A12]-[.F12])/[.A12]" office:value-type="percentage" office:value="-0.0685033283187856" calcext:value-type="percentage">
            <text:p>-6,85%</text:p>
          </table:table-cell>
          <table:table-cell table:formula="of:=[.F12]-[.A12]" office:value-type="float" office:value="0.685033283187856" calcext:value-type="float">
            <text:p>0,68503328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2" calcext:value-type="float">
            <text:p>952</text:p>
          </table:table-cell>
          <table:table-cell table:formula="of:=1024-[.B13]" office:value-type="float" office:value="72" calcext:value-type="float">
            <text:p>72</text:p>
          </table:table-cell>
          <table:table-cell table:formula="of:=396.7195258627*POWER([.C13];-0.834590297)" office:value-type="float" office:value="11.1782005323218" calcext:value-type="float">
            <text:p>11,18</text:p>
          </table:table-cell>
          <table:table-cell table:formula="of:=([.D13]-[.A13])/[.A13]" office:value-type="percentage" office:value="0.0162000483928939" calcext:value-type="percentage">
            <text:p>1,62%</text:p>
          </table:table-cell>
          <table:table-cell table:formula="of:=396.72*POWER(1023-[.B13];-0.83459)" office:value-type="float" office:value="11.3094735710307" calcext:value-type="float">
            <text:p>11,31</text:p>
          </table:table-cell>
          <table:table-cell table:formula="of:=([.A13]-[.F13])/[.A13]" office:value-type="percentage" office:value="-0.0281339610027947" calcext:value-type="percentage">
            <text:p>-2,81%</text:p>
          </table:table-cell>
          <table:table-cell table:formula="of:=[.F13]-[.A13]" office:value-type="float" office:value="0.309473571030741" calcext:value-type="float">
            <text:p>0,3094735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8" calcext:value-type="float">
            <text:p>958</text:p>
          </table:table-cell>
          <table:table-cell table:formula="of:=1024-[.B14]" office:value-type="float" office:value="66" calcext:value-type="float">
            <text:p>66</text:p>
          </table:table-cell>
          <table:table-cell table:formula="of:=396.7195258627*POWER([.C14];-0.834590297)" office:value-type="float" office:value="12.0201493188291" calcext:value-type="float">
            <text:p>12,02</text:p>
          </table:table-cell>
          <table:table-cell table:formula="of:=([.D14]-[.A14])/[.A14]" office:value-type="percentage" office:value="0.00167910990242826" calcext:value-type="percentage">
            <text:p>0,17%</text:p>
          </table:table-cell>
          <table:table-cell table:formula="of:=396.72*POWER(1023-[.B14];-0.83459)" office:value-type="float" office:value="12.1743206737984" calcext:value-type="float">
            <text:p>12,17</text:p>
          </table:table-cell>
          <table:table-cell table:formula="of:=([.A14]-[.F14])/[.A14]" office:value-type="percentage" office:value="-0.0145267228165316" calcext:value-type="percentage">
            <text:p>-1,45%</text:p>
          </table:table-cell>
          <table:table-cell table:formula="of:=[.F14]-[.A14]" office:value-type="float" office:value="0.174320673798379" calcext:value-type="float">
            <text:p>0,1743206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1" calcext:value-type="float">
            <text:p>961</text:p>
          </table:table-cell>
          <table:table-cell table:formula="of:=1024-[.B15]" office:value-type="float" office:value="63" calcext:value-type="float">
            <text:p>63</text:p>
          </table:table-cell>
          <table:table-cell table:formula="of:=396.7195258627*POWER([.C15];-0.834590297)" office:value-type="float" office:value="12.4960113979727" calcext:value-type="float">
            <text:p>12,50</text:p>
          </table:table-cell>
          <table:table-cell table:formula="of:=([.D15]-[.A15])/[.A15]" office:value-type="percentage" office:value="-0.0387683540020972" calcext:value-type="percentage">
            <text:p>-3,88%</text:p>
          </table:table-cell>
          <table:table-cell table:formula="of:=396.72*POWER(1023-[.B15];-0.83459)" office:value-type="float" office:value="12.6640295475195" calcext:value-type="float">
            <text:p>12,66</text:p>
          </table:table-cell>
          <table:table-cell table:formula="of:=([.A15]-[.F15])/[.A15]" office:value-type="percentage" office:value="0.0258438809600381" calcext:value-type="percentage">
            <text:p>2,58%</text:p>
          </table:table-cell>
          <table:table-cell table:formula="of:=[.F15]-[.A15]" office:value-type="float" office:value="-0.335970452480495" calcext:value-type="float">
            <text:p>-0,3359704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table:formula="of:=1024-[.B16]" office:value-type="float" office:value="59" calcext:value-type="float">
            <text:p>59</text:p>
          </table:table-cell>
          <table:table-cell table:formula="of:=396.7195258627*POWER([.C16];-0.834590297)" office:value-type="float" office:value="13.1992018347384" calcext:value-type="float">
            <text:p>13,20</text:p>
          </table:table-cell>
          <table:table-cell table:formula="of:=([.D16]-[.A16])/[.A16]" office:value-type="percentage" office:value="-0.0571998689472602" calcext:value-type="percentage">
            <text:p>-5,72%</text:p>
          </table:table-cell>
          <table:table-cell table:formula="of:=396.72*POWER(1023-[.B16];-0.83459)" office:value-type="float" office:value="13.388894705217" calcext:value-type="float">
            <text:p>13,39</text:p>
          </table:table-cell>
          <table:table-cell table:formula="of:=([.A16]-[.F16])/[.A16]" office:value-type="percentage" office:value="0.0436503781987871" calcext:value-type="percentage">
            <text:p>4,37%</text:p>
          </table:table-cell>
          <table:table-cell table:formula="of:=[.F16]-[.A16]" office:value-type="float" office:value="-0.61110529478302" calcext:value-type="float">
            <text:p>-0,61110529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7" calcext:value-type="float">
            <text:p>967</text:p>
          </table:table-cell>
          <table:table-cell table:formula="of:=1024-[.B17]" office:value-type="float" office:value="57" calcext:value-type="float">
            <text:p>57</text:p>
          </table:table-cell>
          <table:table-cell table:formula="of:=396.7195258627*POWER([.C17];-0.834590297)" office:value-type="float" office:value="13.5846188883619" calcext:value-type="float">
            <text:p>13,58</text:p>
          </table:table-cell>
          <table:table-cell table:formula="of:=([.D17]-[.A17])/[.A17]" office:value-type="percentage" office:value="-0.0943587407758741" calcext:value-type="percentage">
            <text:p>-9,44%</text:p>
          </table:table-cell>
          <table:table-cell table:formula="of:=396.72*POWER(1023-[.B17];-0.83459)" office:value-type="float" office:value="13.7868118834691" calcext:value-type="float">
            <text:p>13,79</text:p>
          </table:table-cell>
          <table:table-cell table:formula="of:=([.A17]-[.F17])/[.A17]" office:value-type="percentage" office:value="0.0808792077687263" calcext:value-type="percentage">
            <text:p>8,09%</text:p>
          </table:table-cell>
          <table:table-cell table:formula="of:=[.F17]-[.A17]" office:value-type="float" office:value="-1.21318811653089" calcext:value-type="float">
            <text:p>-1,2131881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9" calcext:value-type="float">
            <text:p>969</text:p>
          </table:table-cell>
          <table:table-cell table:formula="of:=1024-[.B18]" office:value-type="float" office:value="55" calcext:value-type="float">
            <text:p>55</text:p>
          </table:table-cell>
          <table:table-cell table:formula="of:=396.7195258627*POWER([.C18];-0.834590297)" office:value-type="float" office:value="13.9956722075838" calcext:value-type="float">
            <text:p>14,00</text:p>
          </table:table-cell>
          <table:table-cell table:formula="of:=([.D18]-[.A18])/[.A18]" office:value-type="percentage" office:value="-0.125270487026011" calcext:value-type="percentage">
            <text:p>-12,53%</text:p>
          </table:table-cell>
          <table:table-cell table:formula="of:=396.72*POWER(1023-[.B18];-0.83459)" office:value-type="float" office:value="14.211685472024" calcext:value-type="float">
            <text:p>14,21</text:p>
          </table:table-cell>
          <table:table-cell table:formula="of:=([.A18]-[.F18])/[.A18]" office:value-type="percentage" office:value="0.111769657998502" calcext:value-type="percentage">
            <text:p>11,18%</text:p>
          </table:table-cell>
          <table:table-cell table:formula="of:=[.F18]-[.A18]" office:value-type="float" office:value="-1.78831452797603" calcext:value-type="float">
            <text:p>-1,788314528</text:p>
          </table:table-cell>
        </table:table-row>
      </table:table>
      <table:named-expressions/>
      <table:database-ranges>
        <table:database-range table:name="__Anonymous_Sheet_DB__0" table:target-range-address="Hoja1.A2:Hoja1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8" number:min-integer-digits="1"/>
    </number:number-style>
    <number:number-style style:name="N106">
      <number:number number:decimal-places="7" number:min-integer-digits="1"/>
    </number:number-style>
    <number:number-style style:name="N107">
      <number:number number:decimal-places="6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21:19:18.6050621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acasm </meta:initial-creator>
    <meta:creation-date>2016-08-01T21:21:52.360803948</meta:creation-date>
    <dc:date>2016-08-02T21:30:47.226286633</dc:date>
    <dc:creator>javacasm </dc:creator>
    <meta:editing-duration>PT19M26S</meta:editing-duration>
    <meta:editing-cycles>5</meta:editing-cycles>
    <meta:generator>LibreOffice/4.2.8.2$Linux_X86_64 LibreOffice_project/420m0$Build-2</meta:generator>
    <meta:document-statistic meta:table-count="1" meta:cell-count="1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27cm" svg:height="9.033cm" xlink:href=".." xlink:type="simple" chart:class="chart:scatter" chart:style-name="ch1">
        <chart:plot-area chart:style-name="ch2" table:cell-range-address="Hoja1.A2:Hoja1.B18 Hoja1.B1:Hoja1.B1" chart:data-source-has-labels="row" svg:x="0.794cm" svg:y="0.12cm" svg:width="18.361cm" svg:height="8.667cm">
          <chartooo:coordinate-region svg:x="1.786cm" svg:y="0.32cm" svg:width="17.182cm" svg:height="7.82cm"/>
          <chart:axis chart:dimension="x" chart:name="primary-x" chart:style-name="ch3">
            <chart:title svg:x="9.242cm" svg:y="8.473cm" chart:style-name="ch4">
              <text:p>Distancia</text:p>
            </chart:title>
          </chart:axis>
          <chart:axis chart:dimension="y" chart:name="primary-y" chart:style-name="ch3">
            <chart:title svg:x="0cm" svg:y="5.053cm" chart:style-name="ch5">
              <text:p>Lectura</text:p>
            </chart:title>
            <chart:grid chart:style-name="ch6" chart:class="major"/>
          </chart:axis>
          <chart:series chart:style-name="ch7" chart:values-cell-range-address="Hoja1.B2:Hoja1.B18" chart:label-cell-address="Hoja1.B1:Hoja1.B1" chart:class="chart:scatter">
            <chart:domain table:cell-range-address="Hoja1.A2:Hoja1.A18"/>
            <chart:regression-curve chart:style-name="ch8">
              <chart:equation chart:display-equation="true" chart:display-r-square="true" svg:x="2.332cm" svg:y="0.463cm"/>
            </chart:regression-curve>
            <chart:data-point chart:repeated="2"/>
            <chart:data-point chart:style-name="ch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ectura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18</svg:desc>
                </draw:g>
              </table:table-cell>
              <table:table-cell office:value-type="float" office:value="31">
                <text:p>31</text:p>
                <draw:g>
                  <svg:desc>Hoja1.B2:Hoja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69">
                <text:p>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63cm" svg:height="9.273cm" xlink:href=".." xlink:type="simple" chart:class="chart:scatter" chart:column-mapping="1 0" chart:style-name="ch1">
        <chart:plot-area chart:style-name="ch2" table:cell-range-address="Hoja1.A2:Hoja1.B18" svg:x="1.408cm" svg:y="0.185cm" svg:width="18.058cm" svg:height="7.922cm">
          <chartooo:coordinate-region svg:x="2.029cm" svg:y="0.384cm" svg:width="17.066cm" svg:height="7.076cm"/>
          <chart:axis chart:dimension="x" chart:name="primary-x" chart:style-name="ch3">
            <chart:title svg:x="9.837cm" svg:y="8.292cm" chart:style-name="ch4">
              <text:p>Lectura</text:p>
            </chart:title>
          </chart:axis>
          <chart:axis chart:dimension="y" chart:name="primary-y" chart:style-name="ch5">
            <chart:title svg:x="0.451cm" svg:y="4.878cm" chart:style-name="ch6">
              <text:p>Distancia</text:p>
            </chart:title>
            <chart:grid chart:style-name="ch7" chart:class="major"/>
          </chart:axis>
          <chart:series chart:style-name="ch8" chart:values-cell-range-address="Hoja1.A2:Hoja1.A18" chart:class="chart:scatter">
            <chart:domain table:cell-range-address="Hoja1.B2:Hoja1.B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Hoja1.B2:Hoja1.B18</svg:desc>
                </draw:g>
              </table:table-cell>
              <table:table-cell office:value-type="float" office:value="1">
                <text:p>1</text:p>
                <draw:g>
                  <svg:desc>Hoja1.A2:Hoja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2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">
                <text:p>5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">
                <text:p>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9">
                <text:p>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0">
                <text:p>8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4">
                <text:p>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7">
                <text:p>9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9">
                <text:p>9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7">
                <text:p>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2">
                <text:p>9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1">
                <text:p>9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5">
                <text:p>9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7">
                <text:p>9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9">
                <text:p>96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error-category="cell-range" chart:error-upper-range="Hoja1.H2:Hoja1.H18" chart:error-lower-range="Hoja1.H2:Hoja1.H18"/>
    </style:style>
    <style:style style:name="ch3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error-category="cell-range" chart:error-upper-range="Hoja1.H2:Hoja1.H18" chart:error-lower-range="Hoja1.H2:Hoja1.H1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text-properties fo:font-size="15pt"/>
    </style:style>
    <style:style style:name="ch11" style:family="chart">
      <style:chart-properties chart:error-upper-indicator="true" chart:error-lower-indicator="true" chart:error-category="cell-range" chart:error-upper-range="Hoja1.H2:Hoja1.H18" chart:error-lower-range="Hoja1.H2:Hoja1.H18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cm" svg:height="17.04cm" xlink:href=".." xlink:type="simple" chart:class="chart:scatter" chart:column-mapping="1 0" chart:style-name="ch1">
        <chart:plot-area chart:style-name="ch2" table:cell-range-address="Hoja1.C2:Hoja1.C18 Hoja1.A2:Hoja1.A18" svg:x="1.482cm" svg:y="0.34cm" svg:width="21.597cm" svg:height="15.379cm">
          <chartooo:coordinate-region svg:x="2.103cm" svg:y="0.539cm" svg:width="20.604cm" svg:height="14.533cm"/>
          <chart:axis chart:dimension="x" chart:name="primary-x" chart:style-name="ch3">
            <chart:title svg:x="11.68cm" svg:y="16.059cm" chart:style-name="ch4">
              <text:p>Lectura</text:p>
            </chart:title>
          </chart:axis>
          <chart:axis chart:dimension="y" chart:name="primary-y" chart:style-name="ch5">
            <chart:title svg:x="0.451cm" svg:y="8.761cm" chart:style-name="ch6">
              <text:p>Distancia</text:p>
            </chart:title>
            <chart:grid chart:style-name="ch7" chart:class="major"/>
          </chart:axis>
          <chart:series chart:style-name="ch8" chart:values-cell-range-address="Hoja1.A2:Hoja1.A18" chart:class="chart:scatter">
            <chart:domain table:cell-range-address="Hoja1.C2:Hoja1.C18"/>
            <chart:regression-curve chart:style-name="ch9">
              <chart:equation chart:display-equation="true" chart:display-r-square="true" svg:x="3.224cm" svg:y="0.924cm" chart:style-name="ch10"/>
            </chart:regression-curve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A</text:p>
              </table:table-cell>
              <table:table-cell office:value-type="string">
                <text:p>Columna H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3">
                <text:p>993</text:p>
                <draw:g>
                  <svg:desc>Hoja1.C2:Hoja1.C18</svg:desc>
                </draw:g>
              </table:table-cell>
              <table:table-cell office:value-type="float" office:value="1">
                <text:p>1</text:p>
                <draw:g>
                  <svg:desc>Hoja1.A2:Hoja1.A18</svg:desc>
                </draw:g>
              </table:table-cell>
              <table:table-cell office:value-type="float" office:value="0.252060800341663">
                <text:p>0.252060800341663</text:p>
                <draw:g>
                  <svg:desc>Hoja1.H2:Hoja1.H18</svg:desc>
                </draw:g>
              </table:table-cell>
              <table:table-cell office:value-type="float" office:value="0.252060800341663">
                <text:p>0.252060800341663</text:p>
                <draw:g>
                  <svg:desc>Hoja1.H2:Hoja1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-0.384573169950344">
                <text:p>-0.384573169950344</text:p>
              </table:table-cell>
              <table:table-cell office:value-type="float" office:value="-0.384573169950344">
                <text:p>-0.384573169950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">
                <text:p>520</text:p>
              </table:table-cell>
              <table:table-cell office:value-type="float" office:value="2.5">
                <text:p>2.5</text:p>
              </table:table-cell>
              <table:table-cell office:value-type="float" office:value="-0.350029157694025">
                <text:p>-0.350029157694025</text:p>
              </table:table-cell>
              <table:table-cell office:value-type="float" office:value="-0.350029157694025">
                <text:p>-0.35002915769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3">
                <text:p>3</text:p>
              </table:table-cell>
              <table:table-cell office:value-type="float" office:value="-0.148399918889379">
                <text:p>-0.148399918889379</text:p>
              </table:table-cell>
              <table:table-cell office:value-type="float" office:value="-0.148399918889379">
                <text:p>-0.148399918889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0.0502418370327113">
                <text:p>0.0502418370327113</text:p>
              </table:table-cell>
              <table:table-cell office:value-type="float" office:value="0.0502418370327113">
                <text:p>0.0502418370327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0.352344985964369">
                <text:p>0.352344985964369</text:p>
              </table:table-cell>
              <table:table-cell office:value-type="float" office:value="0.352344985964369">
                <text:p>0.352344985964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  <table:table-cell office:value-type="float" office:value="0.697901465685026">
                <text:p>0.697901465685026</text:p>
              </table:table-cell>
              <table:table-cell office:value-type="float" office:value="0.697901465685026">
                <text:p>0.697901465685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.90803011247888">
                <text:p>0.90803011247888</text:p>
              </table:table-cell>
              <table:table-cell office:value-type="float" office:value="0.90803011247888">
                <text:p>0.90803011247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0.792256448465588">
                <text:p>0.792256448465588</text:p>
              </table:table-cell>
              <table:table-cell office:value-type="float" office:value="0.792256448465588">
                <text:p>0.792256448465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0.828785243116721">
                <text:p>0.828785243116721</text:p>
              </table:table-cell>
              <table:table-cell office:value-type="float" office:value="0.828785243116721">
                <text:p>0.828785243116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.685033283187856">
                <text:p>0.685033283187856</text:p>
              </table:table-cell>
              <table:table-cell office:value-type="float" office:value="0.685033283187856">
                <text:p>0.685033283187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0.309473571030741">
                <text:p>0.309473571030741</text:p>
              </table:table-cell>
              <table:table-cell office:value-type="float" office:value="0.309473571030741">
                <text:p>0.309473571030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0.174320673798379">
                <text:p>0.174320673798379</text:p>
              </table:table-cell>
              <table:table-cell office:value-type="float" office:value="0.174320673798379">
                <text:p>0.174320673798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-0.335970452480495">
                <text:p>-0.335970452480495</text:p>
              </table:table-cell>
              <table:table-cell office:value-type="float" office:value="-0.335970452480495">
                <text:p>-0.335970452480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-0.61110529478302">
                <text:p>-0.61110529478302</text:p>
              </table:table-cell>
              <table:table-cell office:value-type="float" office:value="-0.61110529478302">
                <text:p>-0.61110529478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-1.21318811653089">
                <text:p>-1.21318811653089</text:p>
              </table:table-cell>
              <table:table-cell office:value-type="float" office:value="-1.21318811653089">
                <text:p>-1.21318811653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-1.78831452797603">
                <text:p>-1.78831452797603</text:p>
              </table:table-cell>
              <table:table-cell office:value-type="float" office:value="-1.78831452797603">
                <text:p>-1.788314527976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